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</office:automatic-styles>
  <office:body>
    <office:text>
      <text:p text:style-name="Title">Acquiring Agency through Personal Data</text:p>
      <text:p text:style-name="Author">Alex Bowyer</text:p>
      <text:table-of-content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chapter-7"/>Discussion<text:bookmark-end text:name="chapter-7"/></text:h>
      <text:p text:style-name="First_20_paragraph">[Target 8,000 words]</text:p>
      <text:p text:style-name="Text_20_body">In this chapter we bring together the findings of chapters 4 &amp; 5 &amp; 6, to answer the research question and conclude the thesis.</text:p>
      <text:h text:style-name="Heading_20_3" text:outline-level="3"><text:bookmark-start text:name="the-power-of-data-holders"/>The Power of Data holders<text:bookmark-end text:name="the-power-of-data-holders"/></text:h>
      <text:p text:style-name="First_20_paragraph">[Target X words]</text:p>
      <text:list text:style-name="L1">
        <text:list-item>
          <text:p text:style-name="P1">Looking at gaining agency as shifting the locus of decision Making in a relationship.</text:p>
        </text:list-item>
        <text:list-item>
          <text:p text:style-name="P1">Introduce and reference some models of power/data-power</text:p>
          <text:list text:style-name="L2">
            <text:list-item>
              <text:p text:style-name="P2">Foucault</text:p>
            </text:list-item>
            <text:list-item>
              <text:p text:style-name="P2">Zuboff</text:p>
            </text:list-item>
            <text:list-item>
              <text:p text:style-name="P2">Habermas</text:p>
            </text:list-item>
            <text:list-item>
              <text:p text:style-name="P2">power of Facebook/data serfs etc</text:p>
            </text:list-item>
            <text:list-item>
              <text:p text:style-name="P2">other models…</text:p>
            </text:list-item>
          </text:list>
        </text:list-item>
        <text:list-item>
          <text:p text:style-name="P1">then moving into the ways in which organisations maintain power today</text:p>
          <text:list text:style-name="L3">
            <text:list-item>
              <text:p text:style-name="P3">Care side:</text:p>
              <text:list text:style-name="L4">
                <text:list-item>
                  <text:p text:style-name="P4">closed databases</text:p>
                </text:list-item>
                <text:list-item>
                  <text:p text:style-name="P4">non inclusive processes</text:p>
                </text:list-item>
              </text:list>
            </text:list-item>
            <text:list-item>
              <text:p text:style-name="P3">Commercial side:</text:p>
              <text:list text:style-name="L5">
                <text:list-item>
                  <text:p text:style-name="P5">removing the seams</text:p>
                </text:list-item>
                <text:list-item>
                  <text:p text:style-name="P5">lack of human contact</text:p>
                </text:list-item>
                <text:list-item>
                  <text:p text:style-name="P5">limiting data access and use, non-interoperability etc</text:p>
                </text:list-item>
              </text:list>
            </text:list-item>
          </text:list>
        </text:list-item>
        <text:list-item>
          <text:p text:style-name="P1">What are the practical ways to challenge this</text:p>
          <text:list text:style-name="L6">
            <text:list-item>
              <text:p text:style-name="P6">web augmentation,</text:p>
            </text:list-item>
            <text:list-item>
              <text:p text:style-name="P6">GDPR-based relentless pressure&gt;dashboards,</text:p>
            </text:list-item>
            <text:list-item>
              <text:p text:style-name="P6">greater involvement in processes (though that is challenging)</text:p>
            </text:list-item>
            <text:list-item>
              <text:p text:style-name="P6">better data literacy and education</text:p>
            </text:list-item>
            <text:list-item>
              <text:p text:style-name="P6">Personal data stores as solution - huge challenges of building and designing, need to model for everyday life, hard to codify life.</text:p>
            </text:list-item>
          </text:list>
        </text:list-item>
      </text:list>
      <text:h text:style-name="Heading_20_2" text:outline-level="2"><text:bookmark-start text:name="contribution"/>Contribution<text:bookmark-end text:name="contribution"/></text:h>
      <text:p text:style-name="First_20_paragraph">[Target X words]</text:p>
      <text:p text:style-name="Text_20_body">Probably needs a better title but in this section i essentially synthesise the whole thesis to make its specific contributions crystal clear:</text:p>
      <text:list text:style-name="L7">
        <text:list-item>
          <text:p text:style-name="P7">Understandings of people’s thinking about data</text:p>
        </text:list-item>
        <text:list-item>
          <text:p text:style-name="P7">Models for thinking about data, human-data interaction and data within relationships</text:p>
        </text:list-item>
        <text:list-item>
          <text:p text:style-name="P7">Practical techniques for taking power - and their limitations</text:p>
        </text:list-item>
      </text:list>
      <text:h text:style-name="Heading_20_2" text:outline-level="2"><text:bookmark-start text:name="answering-the-research-question"/>Answering the Research Question<text:bookmark-end text:name="answering-the-research-question"/></text:h>
      <text:p text:style-name="First_20_paragraph">[Target X words]</text:p>
      <text:p text:style-name="Text_20_body">In short, people need to see, understand, ask questions of their data, and use it, in the context of their own lives.</text:p>
      <text:h text:style-name="Heading_20_3" text:outline-level="3"><text:bookmark-start text:name="people-need-to-see-and-understand-their-data"/>People need to see and understand their data<text:bookmark-end text:name="people-need-to-see-and-understand-their-data"/></text:h>
      <text:p text:style-name="First_20_paragraph">[Target X words]</text:p>
      <text:list text:style-name="L8">
        <text:list-item>
          <text:p text:style-name="P8">Access</text:p>
        </text:list-item>
        <text:list-item>
          <text:p text:style-name="P8">Legibility</text:p>
        </text:list-item>
        <text:list-item>
          <text:p text:style-name="P8">Meaningfulness</text:p>
        </text:list-item>
        <text:list-item>
          <text:p text:style-name="P8">effectiveness</text:p>
        </text:list-item>
        <text:list-item>
          <text:p text:style-name="P8">Exploration, orienteering, Associativity</text:p>
        </text:list-item>
      </text:list>
      <text:h text:style-name="Heading_20_3" text:outline-level="3"><text:bookmark-start text:name="people-need-to-be-able-to-ask-questions-of-their-data"/>People need to be able to ask questions of their data<text:bookmark-end text:name="people-need-to-be-able-to-ask-questions-of-their-data"/></text:h>
      <text:p text:style-name="First_20_paragraph">[Target X words]</text:p>
      <text:list text:style-name="L9">
        <text:list-item>
          <text:p text:style-name="P9">who/why/where/what/when</text:p>
        </text:list-item>
        <text:list-item>
          <text:p text:style-name="P9">provenance</text:p>
        </text:list-item>
        <text:list-item>
          <text:p text:style-name="P9">errors</text:p>
        </text:list-item>
        <text:list-item>
          <text:p text:style-name="P9">completeness</text:p>
        </text:list-item>
        <text:list-item>
          <text:p text:style-name="P9">Reflection - more complex questions</text:p>
        </text:list-item>
      </text:list>
      <text:h text:style-name="Heading_20_3" text:outline-level="3"><text:bookmark-start text:name="people-need-to-be-able-use-their-data-in-the-context-of-their-lives"/>People need to be able use their data in the context of their lives<text:bookmark-end text:name="people-need-to-be-able-use-their-data-in-the-context-of-their-lives"/></text:h>
      <text:p text:style-name="First_20_paragraph">[Target X words]</text:p>
      <text:list text:style-name="L10">
        <text:list-item>
          <text:p text:style-name="P10">Whose data is it</text:p>
        </text:list-item>
        <text:list-item>
          <text:p text:style-name="P10">Data as a usable resource for individuals (actually, as information, not data)</text:p>
        </text:list-item>
        <text:list-item>
          <text:p text:style-name="P10">Overcoming platform independence and silos</text:p>
        </text:list-item>
        <text:list-item>
          <text:p text:style-name="P10">Modelling the world and its challenges - mental models and fuzziness</text:p>
        </text:list-item>
      </text:list>
      <text:h text:style-name="Heading_20_2" text:outline-level="2"><text:bookmark-start text:name="conclusionfuture-work"/>Conclusion/Future Work<text:bookmark-end text:name="conclusionfuture-work"/></text:h>
      <text:p text:style-name="First_20_paragraph">[Target X words]</text:p>
      <text:p text:style-name="Text_20_body">Wrapping up everything in a few simple paragraphs and making recommendations for the future (research wise, whereas c6 focussed more on the practical). Talk about positioning digital civics wise.</text:p>
      <text:h text:style-name="Heading_20_1" text:outline-level="1"><text:bookmark-start text:name="bibliography"/>Bibliography<text:bookmark-end text:name="bibliography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0.1</meta:generator>
    <dc:title>Acquiring Agency through Personal Data</dc:title>
    <dc:description/>
    <dc:subject/>
    <meta:keyword/>
    <meta:initial-creator>Alex Bowyer</meta:initial-creator>
    <dc:creator>Alex Bowyer</dc:creator>
    <meta:creation-date>2020-11-12T16:33:54Z</meta:creation-date>
    <dc:date>2020-11-12T16:33:54Z</dc:date>
    <meta:user-defined meta:name="bibliography" meta:value-type="string">src/thesis.bib</meta:user-defined>
    <meta:user-defined meta:name="csl" meta:value-type="string">src/harvard-newcastle-university.csl</meta:user-defined>
    <meta:user-defined meta:name="css" meta:value-type="string"/>
    <meta:user-defined meta:name="link-citations" meta:value-type="string">True</meta:user-defined>
    <meta:user-defined meta:name="thesis-source" meta:value-type="string">https://github.com/alexbfree/thesis</meta:user-defined>
  </office:meta>
</office:document-meta>
</file>